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Liberation Serif" fo:font-size="12pt" style:text-underline-style="none"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Liberation Serif" fo:font-size="12pt" style:text-underline-style="none" fo:font-weight="normal" fo:background-color="#ffff00" style:font-size-asian="10.5pt" style:font-weight-asian="normal" style:font-size-complex="12pt" style:font-weight-complex="normal"/>
    </style:style>
    <style:style style:name="P5" style:family="paragraph" style:parent-style-name="Standard">
      <style:text-properties fo:font-size="16pt" style:text-underline-style="solid" style:text-underline-width="auto" style:text-underline-color="font-color" fo:font-weight="bold" style:font-size-asian="14pt" style:font-weight-asian="bold" style:font-size-complex="16pt" style:font-weight-complex="bold"/>
    </style:style>
    <style:style style:name="P6" style:family="paragraph" style:parent-style-name="Standard">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9"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style:font-name="Liberation Mono"/>
    </style:style>
    <style:style style:name="T2" style:family="text">
      <style:text-properties style:font-name="Liberation Serif"/>
    </style:style>
    <style:style style:name="T3" style:family="text">
      <style:text-properties style:font-name="Liberation Serif" fo:font-style="italic" style:font-style-asian="italic" style:font-style-complex="italic"/>
    </style:style>
    <style:style style:name="T4" style:family="text">
      <style:text-properties style:font-name="Liberation Serif"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text:p>
      <text:p text:style-name="P1"/>
      <text:p text:style-name="P6">Este primer tp es bastante simple puesto que el objetivo real no es el desafío de implementarlo si no familiarizarnos con las herramientas nuevas que se utilizarán a lo largo del curso.</text:p>
      <text:p text:style-name="P9"/>
      <text:p text:style-name="P2">Comenzamos realizando un archivo makefile bastante simple, con algunos flags, para poder compilarlo y ejecutarlo en cuanto antes. Para así poder empezar a probar cualquier cambio que hicieramos, y asegurarnos que compilara adecuadamente con el comando <text:span text:style-name="T5">make</text:span>. Este makefile compilaría el código mediante los siguientes comandos:</text:p>
      <text:p text:style-name="P2"/>
      <text:p text:style-name="P2"><text:tab/>gcc -g -Wall -o tp0 tp0.c</text:p>
      <text:p text:style-name="P2"/>
      <text:p text:style-name="P2">Luego comenzamos con el código ya propio de lo pedido en la consigna. En primer lugar, armamos el main de manera que distinguiese que opción se había ingresado para ejecutar el programa. Al verificar esto, armamos una función para el comando -h, la cual imprime lo pedido; con el comando -V directamente la versión y, por último, hay una función encargada de verificar cual es el archivo de entrada y cual el de salida del programa. En los primeros dos casos el programa termina inmediatamente después de la impresión.</text:p>
      <text:p text:style-name="P2"/>
      <text:p text:style-name="P2"><text:span text:style-name="T2">La parte importante del programa fue implementada en la función </text:span><text:span text:style-name="T3">handle</text:span><text:span text:style-name="T4"> que recibe los argumentos correspondientes como parámetros si los hubiese, o NULL en caso contrario. Esta función se encarga de procesar los archivos de entrada y salida, o asiganar los inputo o output standard para trabajar si alguno hubiera sido pasado como NULL.</text:span></text:p>
      <text:p text:style-name="P3"/>
      <text:p text:style-name="P3">Siguiendo el modelo de implementación incremental, en una primera básica versión esta función requeriría un archivo input existente, e imprimiría el resultado por la consola. De esta forma se simplifica la verificación del correcto funcionamiento del programa.</text:p>
      <text:p text:style-name="P3"/>
      <text:p text:style-name="P8"><text:span text:style-name="T2">Finalmente, </text:span><text:span text:style-name="T3">handle</text:span><text:span text:style-name="T2"> realiza la verificacion del archivo de entrada. Si lo recibido para este mismo es distinto de </text:span><text:span text:style-name="T1">NULL</text:span><text:span text:style-name="T2">, lo abre para lectura; en caso contrario, toma como entrada por defecto la terminal (stdin). Luego, de manera similar, verifica el archivo de salida. Si es distinto de </text:span><text:span text:style-name="T1">NULL</text:span><text:span text:style-name="T2">, lo abre pero para escritura en este caso y, de manera contraria, si no se le pasó por comando de entrada, utiliza por defecto la terminal como salida (stdout). Cualquier error en la apertura de los archivos se informa mediante la salida estándar stderr.</text:span></text:p>
      <text:p text:style-name="P3"/>
      <text:p text:style-name="P3">A continuación se pasó a procesar el archivo de entrada, leyendo palabra por palabra todavía con la función <text:span text:style-name="T5">fscanf</text:span><text:span text:style-name="T6"> utilizando un </text:span><text:span text:style-name="T5">buffer</text:span><text:span text:style-name="T6"> de 30 chars, que sería la longitud máxima de cada palabra. Estas palabras eran luego pasadas por paramétro a una fución </text:span><text:span text:style-name="T5">es_palindromo</text:span><text:span text:style-name="T6"> que retornaría un entero booleano, 1 para true y 0 para false, de acuerdo si la palabra era efectivamente un palíndromo. En primer lugar, solo se indicó que retornara siempre un mismo valor 1, de forma que verifiquemos que correctamente se impriman las palabras procesadas del archivo.</text:span></text:p>
      <text:p text:style-name="P3"><text:span text:style-name="T6"/></text:p>
      <text:p text:style-name="P4"><text:span text:style-name="T6">El procesado de palabras fue el primer problema encontrado, puesto que la aplicación debería ser indiferente ante la longitud de estas y por lo tanto el buffer de 30 char y fgets no era utilizables al final del día. Este problema se solucionó mediante el uso de la función </text:span><text:span text:style-name="T5">getline </text:span><text:span text:style-name="T6">antes de guardar una linea del archivo determina su longitud para el buffer. Así después se procesan las palabras dentro de este buffer.</text:span></text:p>
      <text:p text:style-name="P3"/>
      <text:p text:style-name="P3">Luego nos encontramos con la única parte del código no trivial, que era la implementación de la función que determine si la palabra era o no un palíndromo. Leyendo la base del algoritmo, determinamos que la mejor forma de implementarlo era con un ciclo basado en dos puntas, una al <text:soft-page-break/>principio y una al final de cada palabra, que la recorran hasta encontrarse en el medio, verificando ser iguales en todo momento. Así, el ciclo se rompe si estas puntas son distintas, lo que significa que la palabra no sería un palíndromo.</text:p>
      <text:p text:style-name="P3"/>
      <text:p text:style-name="P3">Ya implementado y probado esto, se terminó la compleción del programa agregando el procesado de entada por consola, y salida en el archivo pasado por parámetro al ejecutar el programa. Este programa sería luego levantado desde le emulación de la maquina virtual con NetBSD que nos permitiría obtener el código assembly de nuestra aplicación, incluido al final de este informe, con el comando de makefile <text:span text:style-name="T5">make asm.</text:span></text:p>
      <text:p text:style-name="P3"/>
      <text:p text:style-name="P2"><text:span text:style-name="T2">Finalizado el código del programa, realizamos pruebas automatizadas, las cuales se pueden ejecutar con el Makefile mediante el comando </text:span><text:span text:style-name="T3">make test</text:span><text:span text:style-name="T2">. Funcionan de la siguiente manera: agarran un archivo test.in y generan el resultado del programa en un archivo de salida test.res. Luego, comparan eso con un test.out, el cual tiene el resultado esperado. Para esta comparación se utiliza el comando </text:span><text:span text:style-name="T1">diff</text:span><text:span text:style-name="T2">, el cual devuelve las diferencias entre los dos archivos que recibe. Esto quiere decir que, en caso de haber diferencias entre lo obtenido y lo esperado, se generaría una salida, lo cual se puede ver que no ocurre.</text:span></text:p>
      <text:p text:style-name="P2"><text:span text:style-name="T2"/></text:p>
      <text:p text:style-name="P2"><text:span text:style-name="T2">Al final de este proyecto más alla de la simpleza del mismo, pudimos observar los usos de cada distinta herramienta. Observamos como LaTex sirve para escrbir documentos que particularmente incluyan código de programas, puesto que su estructura y posibilidad de personalizar el formato hace más facil su lectura. Vimos como gxemul nos posibilita levantar una imagen virtual de otro sistema operativo dentro de nuestra propia máquina. Esta imagen sea NetBSD que utilizamos para poder trabajar con otras arquitecturas que nuestro sistema operativo no permitía, como en particular assembly y la obtención del código en un </text:span><text:span text:style-name="T3">'.s'</text:span><text:span text:style-name="T4">. Cabe resaltar esta particularidad de NetBSD <text:s/>ya que es la base fundamental para la realización del siguiente trabajo práctico, que constará en trabajar con el código asm de este trabajo, y solo podemos hacerlo mediante la máquina virtu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24T19:42:14.01</meta:creation-date>
    <meta:editing-duration>PT48M39S</meta:editing-duration>
    <meta:editing-cycles>4</meta:editing-cycles>
    <meta:generator>OpenOffice/4.1.2$Win32 OpenOffice.org_project/412m3$Build-9782</meta:generator>
    <dc:date>2017-09-24T20:46:06.34</dc:date>
    <meta:document-statistic meta:table-count="0" meta:image-count="0" meta:object-count="0" meta:page-count="2" meta:paragraph-count="14" meta:word-count="914" meta:character-count="5584"/>
  </office:meta>
</office:document-meta>
</file>